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2917in"/>
    </style:style>
    <style:style style:name="co3" style:family="table-column">
      <style:table-column-properties fo:break-before="auto" style:column-width="0.3264in"/>
    </style:style>
    <style:style style:name="co4" style:family="table-column">
      <style:table-column-properties fo:break-before="auto" style:column-width="0.370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374in"/>
    </style:style>
    <style:style style:name="co7" style:family="table-column">
      <style:table-column-properties fo:break-before="auto" style:column-width="3.3138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DC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>
            <text:p>I.1</text:p>
          </table:table-cell>
          <table:table-cell office:value-type="string">
            <text:p>I.2</text:p>
          </table:table-cell>
          <table:table-cell office:value-type="string">
            <text:p>I.3</text:p>
          </table:table-cell>
          <table:table-cell office:value-type="string">
            <text:p>II.1</text:p>
          </table:table-cell>
          <table:table-cell office:value-type="string">
            <text:p>II.2</text:p>
          </table:table-cell>
          <table:table-cell office:value-type="string">
            <text:p>II.3</text:p>
          </table:table-cell>
          <table:table-cell office:value-type="string">
            <text:p>II.4</text:p>
          </table:table-cell>
          <table:table-cell office:value-type="string">
            <text:p>III.1</text:p>
          </table:table-cell>
          <table:table-cell office:value-type="string">
            <text:p>III.2</text:p>
          </table:table-cell>
          <table:table-cell office:value-type="string">
            <text:p>IV.1</text:p>
          </table:table-cell>
          <table:table-cell office:value-type="string">
            <text:p>IV.2</text:p>
          </table:table-cell>
          <table:table-cell office:value-type="string">
            <text:p>IV.3</text:p>
          </table:table-cell>
          <table:table-cell office:value-type="string">
            <text:p>IV.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PDC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1022" table:default-cell-style-name="Excel_20_Built-in_20_Normal"/>
        <table:table-row table:style-name="ro1">
          <table:table-cell office:value-type="string">
            <text:p>NIP</text:p>
          </table:table-cell>
          <table:table-cell office:value-type="string">
            <text:p>Nom-Prenom</text:p>
          </table:table-cell>
          <table:table-cell table:number-columns-repeated="1022"/>
        </table:table-row>
        <table:table-row table:style-name="ro1">
          <table:table-cell office:value-type="float" office:value="10605651">
            <text:p>10605651</text:p>
          </table:table-cell>
          <table:table-cell office:value-type="string">
            <text:p>ABDOLMOHAMMADI SASAN</text:p>
          </table:table-cell>
          <table:table-cell table:number-columns-repeated="1022"/>
        </table:table-row>
        <table:table-row table:style-name="ro1">
          <table:table-cell office:value-type="float" office:value="10207847">
            <text:p>10207847</text:p>
          </table:table-cell>
          <table:table-cell office:value-type="string">
            <text:p>ABUSHAHIN SHAHIN</text:p>
          </table:table-cell>
          <table:table-cell table:number-columns-repeated="1022"/>
        </table:table-row>
        <table:table-row table:style-name="ro1">
          <table:table-cell office:value-type="float" office:value="10700582">
            <text:p>10700582</text:p>
          </table:table-cell>
          <table:table-cell office:value-type="string">
            <text:p>AGOSTINO FLAVIO</text:p>
          </table:table-cell>
          <table:table-cell table:number-columns-repeated="1022"/>
        </table:table-row>
        <table:table-row table:style-name="ro1">
          <table:table-cell office:value-type="float" office:value="10701275">
            <text:p>10701275</text:p>
          </table:table-cell>
          <table:table-cell office:value-type="string">
            <text:p>ALLART AURORE</text:p>
          </table:table-cell>
          <table:table-cell table:number-columns-repeated="1022"/>
        </table:table-row>
        <table:table-row table:style-name="ro1">
          <table:table-cell office:value-type="float" office:value="10902623">
            <text:p>10902623</text:p>
          </table:table-cell>
          <table:table-cell office:value-type="string">
            <text:p>AMBERG MARC</text:p>
          </table:table-cell>
          <table:table-cell table:number-columns-repeated="1022"/>
        </table:table-row>
        <table:table-row table:style-name="ro1">
          <table:table-cell office:value-type="float" office:value="10403246">
            <text:p>10403246</text:p>
          </table:table-cell>
          <table:table-cell office:value-type="string">
            <text:p>AMRIOU SMAIL</text:p>
          </table:table-cell>
          <table:table-cell table:number-columns-repeated="1022"/>
        </table:table-row>
        <table:table-row table:style-name="ro1">
          <table:table-cell office:value-type="float" office:value="10802310">
            <text:p>10802310</text:p>
          </table:table-cell>
          <table:table-cell office:value-type="string">
            <text:p>ANSELIN CYRIL</text:p>
          </table:table-cell>
          <table:table-cell table:number-columns-repeated="1022"/>
        </table:table-row>
        <table:table-row table:style-name="ro1">
          <table:table-cell office:value-type="float" office:value="11103568">
            <text:p>11103568</text:p>
          </table:table-cell>
          <table:table-cell office:value-type="string">
            <text:p>AUCHEDE MORGAN</text:p>
          </table:table-cell>
          <table:table-cell table:number-columns-repeated="1022"/>
        </table:table-row>
        <table:table-row table:style-name="ro1">
          <table:table-cell office:value-type="float" office:value="10306524">
            <text:p>10306524</text:p>
          </table:table-cell>
          <table:table-cell office:value-type="string">
            <text:p>BELHAJ ILYAS</text:p>
          </table:table-cell>
          <table:table-cell table:number-columns-repeated="1022"/>
        </table:table-row>
        <table:table-row table:style-name="ro1">
          <table:table-cell office:value-type="float" office:value="10705339">
            <text:p>10705339</text:p>
          </table:table-cell>
          <table:table-cell office:value-type="string">
            <text:p>BELLANO FREDERIC</text:p>
          </table:table-cell>
          <table:table-cell table:number-columns-repeated="1022"/>
        </table:table-row>
        <table:table-row table:style-name="ro1">
          <table:table-cell office:value-type="float" office:value="11104133">
            <text:p>11104133</text:p>
          </table:table-cell>
          <table:table-cell office:value-type="string">
            <text:p>BEN ALI ADEL</text:p>
          </table:table-cell>
          <table:table-cell table:number-columns-repeated="1022"/>
        </table:table-row>
        <table:table-row table:style-name="ro1">
          <table:table-cell office:value-type="float" office:value="10207826">
            <text:p>10207826</text:p>
          </table:table-cell>
          <table:table-cell office:value-type="string">
            <text:p>BENOUIZ EL MEHDI</text:p>
          </table:table-cell>
          <table:table-cell table:number-columns-repeated="1022"/>
        </table:table-row>
        <table:table-row table:style-name="ro1">
          <table:table-cell office:value-type="float" office:value="10902581">
            <text:p>10902581</text:p>
          </table:table-cell>
          <table:table-cell office:value-type="string">
            <text:p>BIHR CHARLES-EDMOND</text:p>
          </table:table-cell>
          <table:table-cell table:number-columns-repeated="1022"/>
        </table:table-row>
        <table:table-row table:style-name="ro1">
          <table:table-cell office:value-type="float" office:value="10709141">
            <text:p>10709141</text:p>
          </table:table-cell>
          <table:table-cell office:value-type="string">
            <text:p>BONTE JEREMY</text:p>
          </table:table-cell>
          <table:table-cell table:number-columns-repeated="1022"/>
        </table:table-row>
        <table:table-row table:style-name="ro1">
          <table:table-cell office:value-type="float" office:value="11105692">
            <text:p>11105692</text:p>
          </table:table-cell>
          <table:table-cell office:value-type="string">
            <text:p>BOUAZZA YOUNES</text:p>
          </table:table-cell>
          <table:table-cell table:number-columns-repeated="1022"/>
        </table:table-row>
        <table:table-row table:style-name="ro1">
          <table:table-cell office:value-type="float" office:value="10605629">
            <text:p>10605629</text:p>
          </table:table-cell>
          <table:table-cell office:value-type="string">
            <text:p>BOUMEZRAG HADJ ABDELKADER</text:p>
          </table:table-cell>
          <table:table-cell table:number-columns-repeated="1022"/>
        </table:table-row>
        <table:table-row table:style-name="ro1">
          <table:table-cell office:value-type="float" office:value="10902156">
            <text:p>10902156</text:p>
          </table:table-cell>
          <table:table-cell office:value-type="string">
            <text:p>BOURGOIS TRISTAN</text:p>
          </table:table-cell>
          <table:table-cell table:number-columns-repeated="1022"/>
        </table:table-row>
        <table:table-row table:style-name="ro1">
          <table:table-cell office:value-type="float" office:value="10805269">
            <text:p>10805269</text:p>
          </table:table-cell>
          <table:table-cell office:value-type="string">
            <text:p>CALMELS MATTHIEU</text:p>
          </table:table-cell>
          <table:table-cell table:number-columns-repeated="1022"/>
        </table:table-row>
        <table:table-row table:style-name="ro1">
          <table:table-cell office:value-type="float" office:value="11102491">
            <text:p>11102491</text:p>
          </table:table-cell>
          <table:table-cell office:value-type="string">
            <text:p>CAMUS ALEXIS</text:p>
          </table:table-cell>
          <table:table-cell table:number-columns-repeated="1022"/>
        </table:table-row>
        <table:table-row table:style-name="ro1">
          <table:table-cell office:value-type="float" office:value="11105331">
            <text:p>11105331</text:p>
          </table:table-cell>
          <table:table-cell office:value-type="string">
            <text:p>CAULIER ARNAUD</text:p>
          </table:table-cell>
          <table:table-cell table:number-columns-repeated="1022"/>
        </table:table-row>
        <table:table-row table:style-name="ro1">
          <table:table-cell office:value-type="float" office:value="11104749">
            <text:p>11104749</text:p>
          </table:table-cell>
          <table:table-cell office:value-type="string">
            <text:p>CHTIWI ELMEHDI</text:p>
          </table:table-cell>
          <table:table-cell table:number-columns-repeated="1022"/>
        </table:table-row>
        <table:table-row table:style-name="ro1">
          <table:table-cell office:value-type="float" office:value="10100064">
            <text:p>10100064</text:p>
          </table:table-cell>
          <table:table-cell office:value-type="string">
            <text:p>COURTENS MAXENCE</text:p>
          </table:table-cell>
          <table:table-cell table:number-columns-repeated="1022"/>
        </table:table-row>
        <table:table-row table:style-name="ro1">
          <table:table-cell office:value-type="float" office:value="10907650">
            <text:p>10907650</text:p>
          </table:table-cell>
          <table:table-cell office:value-type="string">
            <text:p>COUSIN NICOLAS</text:p>
          </table:table-cell>
          <table:table-cell table:number-columns-repeated="1022"/>
        </table:table-row>
        <table:table-row table:style-name="ro1">
          <table:table-cell office:value-type="float" office:value="10902598">
            <text:p>10902598</text:p>
          </table:table-cell>
          <table:table-cell office:value-type="string">
            <text:p>COUTURIER BORIS</text:p>
          </table:table-cell>
          <table:table-cell table:number-columns-repeated="1022"/>
        </table:table-row>
        <table:table-row table:style-name="ro1">
          <table:table-cell office:value-type="float" office:value="10902502">
            <text:p>10902502</text:p>
          </table:table-cell>
          <table:table-cell office:value-type="string">
            <text:p>DAMIE NATHAN</text:p>
          </table:table-cell>
          <table:table-cell table:number-columns-repeated="1022"/>
        </table:table-row>
        <table:table-row table:style-name="ro1">
          <table:table-cell office:value-type="float" office:value="11105643">
            <text:p>11105643</text:p>
          </table:table-cell>
          <table:table-cell office:value-type="string">
            <text:p>DARMAL RIDA</text:p>
          </table:table-cell>
          <table:table-cell table:number-columns-repeated="1022"/>
        </table:table-row>
        <table:table-row table:style-name="ro1">
          <table:table-cell office:value-type="float" office:value="10902232">
            <text:p>10902232</text:p>
          </table:table-cell>
          <table:table-cell office:value-type="string">
            <text:p>DAVID AMAURY</text:p>
          </table:table-cell>
          <table:table-cell table:number-columns-repeated="1022"/>
        </table:table-row>
        <table:table-row table:style-name="ro1">
          <table:table-cell office:value-type="float" office:value="10501737">
            <text:p>10501737</text:p>
          </table:table-cell>
          <table:table-cell office:value-type="string">
            <text:p>DEBOEUF NATHANAEL</text:p>
          </table:table-cell>
          <table:table-cell table:number-columns-repeated="1022"/>
        </table:table-row>
        <table:table-row table:style-name="ro1">
          <table:table-cell office:value-type="float" office:value="10902666">
            <text:p>10902666</text:p>
          </table:table-cell>
          <table:table-cell office:value-type="string">
            <text:p>DEBOFFLES JEROME</text:p>
          </table:table-cell>
          <table:table-cell table:number-columns-repeated="1022"/>
        </table:table-row>
        <table:table-row table:style-name="ro1">
          <table:table-cell office:value-type="float" office:value="11102928">
            <text:p>11102928</text:p>
          </table:table-cell>
          <table:table-cell office:value-type="string">
            <text:p>DEBRUMETZ SEBASTIEN</text:p>
          </table:table-cell>
          <table:table-cell table:number-columns-repeated="1022"/>
        </table:table-row>
        <table:table-row table:style-name="ro1">
          <table:table-cell office:value-type="float" office:value="11107050">
            <text:p>11107050</text:p>
          </table:table-cell>
          <table:table-cell office:value-type="string">
            <text:p>DEBUREAU THEAU</text:p>
          </table:table-cell>
          <table:table-cell table:number-columns-repeated="1022"/>
        </table:table-row>
        <table:table-row table:style-name="ro1">
          <table:table-cell office:value-type="float" office:value="10902516">
            <text:p>10902516</text:p>
          </table:table-cell>
          <table:table-cell office:value-type="string">
            <text:p>DEFIVES KEVIN</text:p>
          </table:table-cell>
          <table:table-cell table:number-columns-repeated="1022"/>
        </table:table-row>
        <table:table-row table:style-name="ro1">
          <table:table-cell office:value-type="float" office:value="10902396">
            <text:p>10902396</text:p>
          </table:table-cell>
          <table:table-cell office:value-type="string">
            <text:p>DEKEISTER LOUIS</text:p>
          </table:table-cell>
          <table:table-cell table:number-columns-repeated="1022"/>
        </table:table-row>
        <table:table-row table:style-name="ro1">
          <table:table-cell office:value-type="float" office:value="10902587">
            <text:p>10902587</text:p>
          </table:table-cell>
          <table:table-cell office:value-type="string">
            <text:p>DELAHAYE AXEL</text:p>
          </table:table-cell>
          <table:table-cell table:number-columns-repeated="1022"/>
        </table:table-row>
        <table:table-row table:style-name="ro1">
          <table:table-cell office:value-type="float" office:value="10900131">
            <text:p>10900131</text:p>
          </table:table-cell>
          <table:table-cell office:value-type="string">
            <text:p>DELATTRE CHARLOTTE</text:p>
          </table:table-cell>
          <table:table-cell table:number-columns-repeated="1022"/>
        </table:table-row>
        <table:table-row table:style-name="ro1">
          <table:table-cell office:value-type="float" office:value="11104727">
            <text:p>11104727</text:p>
          </table:table-cell>
          <table:table-cell office:value-type="string">
            <text:p>DENG ZHI YUAN</text:p>
          </table:table-cell>
          <table:table-cell table:number-columns-repeated="1022"/>
        </table:table-row>
        <table:table-row table:style-name="ro1">
          <table:table-cell office:value-type="float" office:value="10902034">
            <text:p>10902034</text:p>
          </table:table-cell>
          <table:table-cell office:value-type="string">
            <text:p>DENIS SYLVAIN</text:p>
          </table:table-cell>
          <table:table-cell table:number-columns-repeated="1022"/>
        </table:table-row>
        <table:table-row table:style-name="ro1">
          <table:table-cell office:value-type="float" office:value="10704039">
            <text:p>10704039</text:p>
          </table:table-cell>
          <table:table-cell office:value-type="string">
            <text:p>DENQUIN PIERRE</text:p>
          </table:table-cell>
          <table:table-cell table:number-columns-repeated="1022"/>
        </table:table-row>
        <table:table-row table:style-name="ro1">
          <table:table-cell office:value-type="float" office:value="11011400">
            <text:p>11011400</text:p>
          </table:table-cell>
          <table:table-cell office:value-type="string">
            <text:p>DERREVEAUX JONATHAN</text:p>
          </table:table-cell>
          <table:table-cell table:number-columns-repeated="1022"/>
        </table:table-row>
        <table:table-row table:style-name="ro1">
          <table:table-cell office:value-type="float" office:value="10805577">
            <text:p>10805577</text:p>
          </table:table-cell>
          <table:table-cell office:value-type="string">
            <text:p>DETUNCQ BENOIT-CHARLES</text:p>
          </table:table-cell>
          <table:table-cell table:number-columns-repeated="1022"/>
        </table:table-row>
        <table:table-row table:style-name="ro1">
          <table:table-cell office:value-type="float" office:value="10503591">
            <text:p>10503591</text:p>
          </table:table-cell>
          <table:table-cell office:value-type="string">
            <text:p>DIA ALHASSANE ABDOUL AZIZ</text:p>
          </table:table-cell>
          <table:table-cell table:number-columns-repeated="1022"/>
        </table:table-row>
        <table:table-row table:style-name="ro1">
          <table:table-cell office:value-type="float" office:value="11105670">
            <text:p>11105670</text:p>
          </table:table-cell>
          <table:table-cell office:value-type="string">
            <text:p>DIAZ JEREMY</text:p>
          </table:table-cell>
          <table:table-cell table:number-columns-repeated="1022"/>
        </table:table-row>
        <table:table-row table:style-name="ro1">
          <table:table-cell office:value-type="float" office:value="10701472">
            <text:p>10701472</text:p>
          </table:table-cell>
          <table:table-cell office:value-type="string">
            <text:p>DJEBIEN TARIK</text:p>
          </table:table-cell>
          <table:table-cell table:number-columns-repeated="1022"/>
        </table:table-row>
        <table:table-row table:style-name="ro1">
          <table:table-cell office:value-type="float" office:value="11102725">
            <text:p>11102725</text:p>
          </table:table-cell>
          <table:table-cell office:value-type="string">
            <text:p>DOUTRELIGNE SEBASTIEN</text:p>
          </table:table-cell>
          <table:table-cell table:number-columns-repeated="1022"/>
        </table:table-row>
        <table:table-row table:style-name="ro1">
          <table:table-cell office:value-type="float" office:value="11008556">
            <text:p>11008556</text:p>
          </table:table-cell>
          <table:table-cell office:value-type="string">
            <text:p>DUEZ MARC</text:p>
          </table:table-cell>
          <table:table-cell table:number-columns-repeated="1022"/>
        </table:table-row>
        <table:table-row table:style-name="ro1">
          <table:table-cell office:value-type="float" office:value="10700519">
            <text:p>10700519</text:p>
          </table:table-cell>
          <table:table-cell office:value-type="string">
            <text:p>DUFOUR CLEMENT</text:p>
          </table:table-cell>
          <table:table-cell table:number-columns-repeated="1022"/>
        </table:table-row>
        <table:table-row table:style-name="ro1">
          <table:table-cell office:value-type="float" office:value="10700729">
            <text:p>10700729</text:p>
          </table:table-cell>
          <table:table-cell office:value-type="string">
            <text:p>DUFRESNE YOANN</text:p>
          </table:table-cell>
          <table:table-cell table:number-columns-repeated="1022"/>
        </table:table-row>
        <table:table-row table:style-name="ro1">
          <table:table-cell office:value-type="float" office:value="11009334">
            <text:p>11009334</text:p>
          </table:table-cell>
          <table:table-cell office:value-type="string">
            <text:p>DUPAS DAVID</text:p>
          </table:table-cell>
          <table:table-cell table:number-columns-repeated="1022"/>
        </table:table-row>
        <table:table-row table:style-name="ro1">
          <table:table-cell office:value-type="float" office:value="11103620">
            <text:p>11103620</text:p>
          </table:table-cell>
          <table:table-cell office:value-type="string">
            <text:p>EL ACHIQI ANAS</text:p>
          </table:table-cell>
          <table:table-cell table:number-columns-repeated="1022"/>
        </table:table-row>
        <table:table-row table:style-name="ro1">
          <table:table-cell office:value-type="float" office:value="11103864">
            <text:p>11103864</text:p>
          </table:table-cell>
          <table:table-cell office:value-type="string">
            <text:p>EL AMRANI MOHAMMED</text:p>
          </table:table-cell>
          <table:table-cell table:number-columns-repeated="1022"/>
        </table:table-row>
        <table:table-row table:style-name="ro1">
          <table:table-cell office:value-type="float" office:value="11008293">
            <text:p>11008293</text:p>
          </table:table-cell>
          <table:table-cell office:value-type="string">
            <text:p>FISSET BENJAMIN</text:p>
          </table:table-cell>
          <table:table-cell table:number-columns-repeated="1022"/>
        </table:table-row>
        <table:table-row table:style-name="ro1">
          <table:table-cell office:value-type="float" office:value="11104714">
            <text:p>11104714</text:p>
          </table:table-cell>
          <table:table-cell office:value-type="string">
            <text:p>FLAMANT SEBASTIEN</text:p>
          </table:table-cell>
          <table:table-cell table:number-columns-repeated="1022"/>
        </table:table-row>
        <table:table-row table:style-name="ro1">
          <table:table-cell office:value-type="float" office:value="9806890">
            <text:p>9806890</text:p>
          </table:table-cell>
          <table:table-cell office:value-type="string">
            <text:p>FOULON AXEL</text:p>
          </table:table-cell>
          <table:table-cell table:number-columns-repeated="1022"/>
        </table:table-row>
        <table:table-row table:style-name="ro1">
          <table:table-cell office:value-type="float" office:value="10900608">
            <text:p>10900608</text:p>
          </table:table-cell>
          <table:table-cell office:value-type="string">
            <text:p>GALLANT GUILLAUME</text:p>
          </table:table-cell>
          <table:table-cell table:number-columns-repeated="1022"/>
        </table:table-row>
        <table:table-row table:style-name="ro1">
          <table:table-cell office:value-type="float" office:value="11104619">
            <text:p>11104619</text:p>
          </table:table-cell>
          <table:table-cell office:value-type="string">
            <text:p>GALLOS LISON</text:p>
          </table:table-cell>
          <table:table-cell table:number-columns-repeated="1022"/>
        </table:table-row>
        <table:table-row table:style-name="ro1">
          <table:table-cell office:value-type="float" office:value="11104809">
            <text:p>11104809</text:p>
          </table:table-cell>
          <table:table-cell office:value-type="string">
            <text:p>GANDOSSI SEBASTIEN</text:p>
          </table:table-cell>
          <table:table-cell table:number-columns-repeated="1022"/>
        </table:table-row>
        <table:table-row table:style-name="ro1">
          <table:table-cell office:value-type="float" office:value="11105731">
            <text:p>11105731</text:p>
          </table:table-cell>
          <table:table-cell office:value-type="string">
            <text:p>GAZA BOGDAN CONSTANTIN</text:p>
          </table:table-cell>
          <table:table-cell table:number-columns-repeated="1022"/>
        </table:table-row>
        <table:table-row table:style-name="ro1">
          <table:table-cell office:value-type="float" office:value="11106157">
            <text:p>11106157</text:p>
          </table:table-cell>
          <table:table-cell office:value-type="string">
            <text:p>GENCE ERIC</text:p>
          </table:table-cell>
          <table:table-cell table:number-columns-repeated="1022"/>
        </table:table-row>
        <table:table-row table:style-name="ro1">
          <table:table-cell office:value-type="float" office:value="11102816">
            <text:p>11102816</text:p>
          </table:table-cell>
          <table:table-cell office:value-type="string">
            <text:p>GENS MAXIME</text:p>
          </table:table-cell>
          <table:table-cell table:number-columns-repeated="1022"/>
        </table:table-row>
        <table:table-row table:style-name="ro1">
          <table:table-cell office:value-type="float" office:value="11011392">
            <text:p>11011392</text:p>
          </table:table-cell>
          <table:table-cell office:value-type="string">
            <text:p>GEST OSCAR</text:p>
          </table:table-cell>
          <table:table-cell table:number-columns-repeated="1022"/>
        </table:table-row>
        <table:table-row table:style-name="ro1">
          <table:table-cell office:value-type="float" office:value="11012934">
            <text:p>11012934</text:p>
          </table:table-cell>
          <table:table-cell office:value-type="string">
            <text:p>GHARAGOZLOU ROSHANAK</text:p>
          </table:table-cell>
          <table:table-cell table:number-columns-repeated="1022"/>
        </table:table-row>
        <table:table-row table:style-name="ro1">
          <table:table-cell office:value-type="float" office:value="11102666">
            <text:p>11102666</text:p>
          </table:table-cell>
          <table:table-cell office:value-type="string">
            <text:p>GILLERY THOMAS</text:p>
          </table:table-cell>
          <table:table-cell table:number-columns-repeated="1022"/>
        </table:table-row>
        <table:table-row table:style-name="ro1">
          <table:table-cell office:value-type="float" office:value="11102357">
            <text:p>11102357</text:p>
          </table:table-cell>
          <table:table-cell office:value-type="string">
            <text:p>GIOVANETTI ROMAIN</text:p>
          </table:table-cell>
          <table:table-cell table:number-columns-repeated="1022"/>
        </table:table-row>
        <table:table-row table:style-name="ro1">
          <table:table-cell office:value-type="float" office:value="10902721">
            <text:p>10902721</text:p>
          </table:table-cell>
          <table:table-cell office:value-type="string">
            <text:p>HERBULOT VINCENT</text:p>
          </table:table-cell>
          <table:table-cell table:number-columns-repeated="1022"/>
        </table:table-row>
        <table:table-row table:style-name="ro1">
          <table:table-cell office:value-type="float" office:value="11102938">
            <text:p>11102938</text:p>
          </table:table-cell>
          <table:table-cell office:value-type="string">
            <text:p>HONORE PERRINE</text:p>
          </table:table-cell>
          <table:table-cell table:number-columns-repeated="1022"/>
        </table:table-row>
        <table:table-row table:style-name="ro1">
          <table:table-cell office:value-type="float" office:value="11105186">
            <text:p>11105186</text:p>
          </table:table-cell>
          <table:table-cell office:value-type="string">
            <text:p>HOUDART EGLANTINE</text:p>
          </table:table-cell>
          <table:table-cell table:number-columns-repeated="1022"/>
        </table:table-row>
        <table:table-row table:style-name="ro1">
          <table:table-cell office:value-type="float" office:value="10603467">
            <text:p>10603467</text:p>
          </table:table-cell>
          <table:table-cell office:value-type="string">
            <text:p>IVANOV ILIYA</text:p>
          </table:table-cell>
          <table:table-cell table:number-columns-repeated="1022"/>
        </table:table-row>
        <table:table-row table:style-name="ro1">
          <table:table-cell office:value-type="float" office:value="11105463">
            <text:p>11105463</text:p>
          </table:table-cell>
          <table:table-cell office:value-type="string">
            <text:p>KAYA ULAS</text:p>
          </table:table-cell>
          <table:table-cell table:number-columns-repeated="1022"/>
        </table:table-row>
        <table:table-row table:style-name="ro1">
          <table:table-cell office:value-type="float" office:value="11103700">
            <text:p>11103700</text:p>
          </table:table-cell>
          <table:table-cell office:value-type="string">
            <text:p>LABAT KEVIN</text:p>
          </table:table-cell>
          <table:table-cell table:number-columns-repeated="1022"/>
        </table:table-row>
        <table:table-row table:style-name="ro1">
          <table:table-cell office:value-type="float" office:value="10806775">
            <text:p>10806775</text:p>
          </table:table-cell>
          <table:table-cell office:value-type="string">
            <text:p>LARAKI ALIEN</text:p>
          </table:table-cell>
          <table:table-cell table:number-columns-repeated="1022"/>
        </table:table-row>
        <table:table-row table:style-name="ro1">
          <table:table-cell office:value-type="float" office:value="11102674">
            <text:p>11102674</text:p>
          </table:table-cell>
          <table:table-cell office:value-type="string">
            <text:p>LEDOUX FLORIAN</text:p>
          </table:table-cell>
          <table:table-cell table:number-columns-repeated="1022"/>
        </table:table-row>
        <table:table-row table:style-name="ro1">
          <table:table-cell office:value-type="float" office:value="11106197">
            <text:p>11106197</text:p>
          </table:table-cell>
          <table:table-cell office:value-type="string">
            <text:p>LELIEVRE ANTOINE</text:p>
          </table:table-cell>
          <table:table-cell table:number-columns-repeated="1022"/>
        </table:table-row>
        <table:table-row table:style-name="ro1">
          <table:table-cell office:value-type="float" office:value="10704607">
            <text:p>10704607</text:p>
          </table:table-cell>
          <table:table-cell office:value-type="string">
            <text:p>LEROY YANNICK</text:p>
          </table:table-cell>
          <table:table-cell table:number-columns-repeated="1022"/>
        </table:table-row>
        <table:table-row table:style-name="ro1">
          <table:table-cell office:value-type="float" office:value="11103429">
            <text:p>11103429</text:p>
          </table:table-cell>
          <table:table-cell office:value-type="string">
            <text:p>LEVEL DAMIEN</text:p>
          </table:table-cell>
          <table:table-cell table:number-columns-repeated="1022"/>
        </table:table-row>
        <table:table-row table:style-name="ro1">
          <table:table-cell office:value-type="float" office:value="11013388">
            <text:p>11013388</text:p>
          </table:table-cell>
          <table:table-cell office:value-type="string">
            <text:p>LIU QIANG</text:p>
          </table:table-cell>
          <table:table-cell table:number-columns-repeated="1022"/>
        </table:table-row>
        <table:table-row table:style-name="ro1">
          <table:table-cell office:value-type="float" office:value="10809377">
            <text:p>10809377</text:p>
          </table:table-cell>
          <table:table-cell office:value-type="string">
            <text:p>LOCQUET GUILLAUME</text:p>
          </table:table-cell>
          <table:table-cell table:number-columns-repeated="1022"/>
        </table:table-row>
        <table:table-row table:style-name="ro1">
          <table:table-cell office:value-type="float" office:value="10905905">
            <text:p>10905905</text:p>
          </table:table-cell>
          <table:table-cell office:value-type="string">
            <text:p>LORIDAN LUDOVIC</text:p>
          </table:table-cell>
          <table:table-cell table:number-columns-repeated="1022"/>
        </table:table-row>
        <table:table-row table:style-name="ro1">
          <table:table-cell office:value-type="float" office:value="10908488">
            <text:p>10908488</text:p>
          </table:table-cell>
          <table:table-cell office:value-type="string">
            <text:p>LOUIS SEBASTIEN</text:p>
          </table:table-cell>
          <table:table-cell table:number-columns-repeated="1022"/>
        </table:table-row>
        <table:table-row table:style-name="ro1">
          <table:table-cell office:value-type="float" office:value="10805216">
            <text:p>10805216</text:p>
          </table:table-cell>
          <table:table-cell office:value-type="string">
            <text:p>MACKE GUILLAUME</text:p>
          </table:table-cell>
          <table:table-cell table:number-columns-repeated="1022"/>
        </table:table-row>
        <table:table-row table:style-name="ro1">
          <table:table-cell office:value-type="float" office:value="10902218">
            <text:p>10902218</text:p>
          </table:table-cell>
          <table:table-cell office:value-type="string">
            <text:p>MAILLART VALENTINE</text:p>
          </table:table-cell>
          <table:table-cell table:number-columns-repeated="1022"/>
        </table:table-row>
        <table:table-row table:style-name="ro1">
          <table:table-cell office:value-type="float" office:value="11106785">
            <text:p>11106785</text:p>
          </table:table-cell>
          <table:table-cell office:value-type="string">
            <text:p>MANFOUMBI ANIMBOGO GLENN VINCY</text:p>
          </table:table-cell>
          <table:table-cell table:number-columns-repeated="1022"/>
        </table:table-row>
        <table:table-row table:style-name="ro1">
          <table:table-cell office:value-type="float" office:value="10902463">
            <text:p>10902463</text:p>
          </table:table-cell>
          <table:table-cell office:value-type="string">
            <text:p>MELLOULI MATTHIAS</text:p>
          </table:table-cell>
          <table:table-cell table:number-columns-repeated="1022"/>
        </table:table-row>
        <table:table-row table:style-name="ro1">
          <table:table-cell office:value-type="float" office:value="11105539">
            <text:p>11105539</text:p>
          </table:table-cell>
          <table:table-cell office:value-type="string">
            <text:p>MERLIN SYLVAIN</text:p>
          </table:table-cell>
          <table:table-cell table:number-columns-repeated="1022"/>
        </table:table-row>
        <table:table-row table:style-name="ro1">
          <table:table-cell office:value-type="float" office:value="10902407">
            <text:p>10902407</text:p>
          </table:table-cell>
          <table:table-cell office:value-type="string">
            <text:p>MILAN JULIEN</text:p>
          </table:table-cell>
          <table:table-cell table:number-columns-repeated="1022"/>
        </table:table-row>
        <table:table-row table:style-name="ro1">
          <table:table-cell office:value-type="float" office:value="11103917">
            <text:p>11103917</text:p>
          </table:table-cell>
          <table:table-cell office:value-type="string">
            <text:p>MONTULET DAMIEN</text:p>
          </table:table-cell>
          <table:table-cell table:number-columns-repeated="1022"/>
        </table:table-row>
        <table:table-row table:style-name="ro1">
          <table:table-cell office:value-type="float" office:value="10808222">
            <text:p>10808222</text:p>
          </table:table-cell>
          <table:table-cell office:value-type="string">
            <text:p>MOUATASSIM SANAA</text:p>
          </table:table-cell>
          <table:table-cell table:number-columns-repeated="1022"/>
        </table:table-row>
        <table:table-row table:style-name="ro1">
          <table:table-cell office:value-type="float" office:value="10604315">
            <text:p>10604315</text:p>
          </table:table-cell>
          <table:table-cell office:value-type="string">
            <text:p>MUNYANDILIKIRWA JEAN PARFAIT</text:p>
          </table:table-cell>
          <table:table-cell table:number-columns-repeated="1022"/>
        </table:table-row>
        <table:table-row table:style-name="ro1">
          <table:table-cell office:value-type="float" office:value="10807384">
            <text:p>10807384</text:p>
          </table:table-cell>
          <table:table-cell office:value-type="string">
            <text:p>NGUYEN QUANG TUNG</text:p>
          </table:table-cell>
          <table:table-cell table:number-columns-repeated="1022"/>
        </table:table-row>
        <table:table-row table:style-name="ro1">
          <table:table-cell office:value-type="float" office:value="10700834">
            <text:p>10700834</text:p>
          </table:table-cell>
          <table:table-cell office:value-type="string">
            <text:p>NOUFLI LARBI</text:p>
          </table:table-cell>
          <table:table-cell table:number-columns-repeated="1022"/>
        </table:table-row>
        <table:table-row table:style-name="ro1">
          <table:table-cell office:value-type="float" office:value="10902526">
            <text:p>10902526</text:p>
          </table:table-cell>
          <table:table-cell office:value-type="string">
            <text:p>PETIT BENOIT</text:p>
          </table:table-cell>
          <table:table-cell table:number-columns-repeated="1022"/>
        </table:table-row>
        <table:table-row table:style-name="ro1">
          <table:table-cell office:value-type="float" office:value="10805685">
            <text:p>10805685</text:p>
          </table:table-cell>
          <table:table-cell office:value-type="string">
            <text:p>PETRE AUGUSTIN</text:p>
          </table:table-cell>
          <table:table-cell table:number-columns-repeated="1022"/>
        </table:table-row>
        <table:table-row table:style-name="ro1">
          <table:table-cell office:value-type="float" office:value="10902143">
            <text:p>10902143</text:p>
          </table:table-cell>
          <table:table-cell office:value-type="string">
            <text:p>POLLAERT KEVIN</text:p>
          </table:table-cell>
          <table:table-cell table:number-columns-repeated="1022"/>
        </table:table-row>
        <table:table-row table:style-name="ro1">
          <table:table-cell office:value-type="float" office:value="10502465">
            <text:p>10502465</text:p>
          </table:table-cell>
          <table:table-cell office:value-type="string">
            <text:p>PROUM TONY</text:p>
          </table:table-cell>
          <table:table-cell table:number-columns-repeated="1022"/>
        </table:table-row>
        <table:table-row table:style-name="ro1">
          <table:table-cell office:value-type="float" office:value="11103520">
            <text:p>11103520</text:p>
          </table:table-cell>
          <table:table-cell office:value-type="string">
            <text:p>QUENIART SAMUEL</text:p>
          </table:table-cell>
          <table:table-cell table:number-columns-repeated="1022"/>
        </table:table-row>
        <table:table-row table:style-name="ro1">
          <table:table-cell office:value-type="float" office:value="11103626">
            <text:p>11103626</text:p>
          </table:table-cell>
          <table:table-cell office:value-type="string">
            <text:p>RAMELOT PIERRE</text:p>
          </table:table-cell>
          <table:table-cell table:number-columns-repeated="1022"/>
        </table:table-row>
        <table:table-row table:style-name="ro1">
          <table:table-cell office:value-type="float" office:value="11102890">
            <text:p>11102890</text:p>
          </table:table-cell>
          <table:table-cell office:value-type="string">
            <text:p>RAVERDY MAXIME</text:p>
          </table:table-cell>
          <table:table-cell table:number-columns-repeated="1022"/>
        </table:table-row>
        <table:table-row table:style-name="ro1">
          <table:table-cell office:value-type="float" office:value="10902019">
            <text:p>10902019</text:p>
          </table:table-cell>
          <table:table-cell office:value-type="string">
            <text:p>RECOURT FLORIAN</text:p>
          </table:table-cell>
          <table:table-cell table:number-columns-repeated="1022"/>
        </table:table-row>
        <table:table-row table:style-name="ro1">
          <table:table-cell office:value-type="float" office:value="10701301">
            <text:p>10701301</text:p>
          </table:table-cell>
          <table:table-cell office:value-type="string">
            <text:p>ROUAULT XAVIER</text:p>
          </table:table-cell>
          <table:table-cell table:number-columns-repeated="1022"/>
        </table:table-row>
        <table:table-row table:style-name="ro1">
          <table:table-cell office:value-type="float" office:value="10706118">
            <text:p>10706118</text:p>
          </table:table-cell>
          <table:table-cell office:value-type="string">
            <text:p>SAINT-GEORGES CLAUDE</text:p>
          </table:table-cell>
          <table:table-cell table:number-columns-repeated="1022"/>
        </table:table-row>
        <table:table-row table:style-name="ro1">
          <table:table-cell office:value-type="float" office:value="10706719">
            <text:p>10706719</text:p>
          </table:table-cell>
          <table:table-cell office:value-type="string">
            <text:p>SAYADI OTHMANE</text:p>
          </table:table-cell>
          <table:table-cell table:number-columns-repeated="1022"/>
        </table:table-row>
        <table:table-row table:style-name="ro1">
          <table:table-cell office:value-type="float" office:value="10701274">
            <text:p>10701274</text:p>
          </table:table-cell>
          <table:table-cell office:value-type="string">
            <text:p>SOUISSI ISMAEL</text:p>
          </table:table-cell>
          <table:table-cell table:number-columns-repeated="1022"/>
        </table:table-row>
        <table:table-row table:style-name="ro1">
          <table:table-cell office:value-type="float" office:value="11007860">
            <text:p>11007860</text:p>
          </table:table-cell>
          <table:table-cell office:value-type="string">
            <text:p>SZCZEPANIAK AMAURY</text:p>
          </table:table-cell>
          <table:table-cell table:number-columns-repeated="1022"/>
        </table:table-row>
        <table:table-row table:style-name="ro1">
          <table:table-cell office:value-type="float" office:value="11102687">
            <text:p>11102687</text:p>
          </table:table-cell>
          <table:table-cell office:value-type="string">
            <text:p>VANDERHEYDEN THOMAS</text:p>
          </table:table-cell>
          <table:table-cell table:number-columns-repeated="1022"/>
        </table:table-row>
        <table:table-row table:style-name="ro1">
          <table:table-cell office:value-type="float" office:value="10803696">
            <text:p>10803696</text:p>
          </table:table-cell>
          <table:table-cell office:value-type="string">
            <text:p>VANDROMME MAXENCE</text:p>
          </table:table-cell>
          <table:table-cell table:number-columns-repeated="1022"/>
        </table:table-row>
        <table:table-row table:style-name="ro1">
          <table:table-cell office:value-type="float" office:value="11008950">
            <text:p>11008950</text:p>
          </table:table-cell>
          <table:table-cell office:value-type="string">
            <text:p>VERBEKE NICOLAS</text:p>
          </table:table-cell>
          <table:table-cell table:number-columns-repeated="1022"/>
        </table:table-row>
        <table:table-row table:style-name="ro1">
          <table:table-cell office:value-type="float" office:value="11102688">
            <text:p>11102688</text:p>
          </table:table-cell>
          <table:table-cell office:value-type="string">
            <text:p>VIELLE GWENAEL</text:p>
          </table:table-cell>
          <table:table-cell table:number-columns-repeated="1022"/>
        </table:table-row>
        <table:table-row table:style-name="ro1">
          <table:table-cell office:value-type="float" office:value="10900140">
            <text:p>10900140</text:p>
          </table:table-cell>
          <table:table-cell office:value-type="string">
            <text:p>WAUQUIER PAULINE</text:p>
          </table:table-cell>
          <table:table-cell table:number-columns-repeated="1022"/>
        </table:table-row>
        <table:table-row table:style-name="ro1">
          <table:table-cell office:value-type="float" office:value="11105461">
            <text:p>11105461</text:p>
          </table:table-cell>
          <table:table-cell office:value-type="string">
            <text:p>YASAR ABDURRAHMAN</text:p>
          </table:table-cell>
          <table:table-cell table:number-columns-repeated="1022"/>
        </table:table-row>
        <table:table-row table:style-name="ro1">
          <table:table-cell office:value-type="float" office:value="10807598">
            <text:p>10807598</text:p>
          </table:table-cell>
          <table:table-cell office:value-type="string">
            <text:p>YOULHAJEN JAMAL DINE</text:p>
          </table:table-cell>
          <table:table-cell table:number-columns-repeated="1022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>
      <number:number number:min-integer-digits="1"/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>
      <number:text> - </number:text>
    </number:number-style>
    <number:text-style style:name="N5120" number:language="en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>
      <number:text> -</number:text>
      <number:number number:decimal-places="0" number:min-integer-digits="0"/>
      <number:text> </number:text>
    </number:number-style>
    <number:text-style style:name="N5121" number:language="en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>
      <number:minutes number:style="long"/>
      <number:text>:</number:text>
      <number:seconds number:style="long"/>
    </number:time-style>
    <number:time-style style:name="N5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>
      <number:minutes number:style="long"/>
      <number:text>:</number:text>
      <number:seconds number:style="long" number:decimal-places="1"/>
    </number:time-style>
    <number:number-style style:name="N5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4925in" fo:margin-bottom="0.4925in" fo:margin-left="0.7874in" fo:margin-right="0.7874in" style:print-page-order="ttb" style:first-page-number="continue" style:scale-to="100%" style:writing-mode="lr-tb" style:print="charts drawings grid objects zero-values"/>
      <style:header-style>
        <style:header-footer-properties fo:min-height="0.4925in" fo:margin-left="0in" fo:margin-right="0in" fo:margin-bottom="0.3535in"/>
      </style:header-style>
      <style:footer-style>
        <style:header-footer-properties fo:min-height="0.4925in" fo:margin-left="0in" fo:margin-right="0in" fo:margin-top="0.3535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8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DC" style:display-name="PageStyle_PDC" style:page-layout-name="Mpm3">
      <style:header>
        <text:p><text:span text:style-name="MT1"><text:file-name text:display="name-and-extension">???</text:file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0T18:14:44</dc:date>
    <dc:creator>Alexandre Sedoglavic</dc:creator>
    <meta:generator>OpenOffice.org/3.2$Unix OpenOffice.org_project/320m18$Build-9502</meta:generator>
    <meta:editing-duration>PT02H18M08S</meta:editing-duration>
    <meta:editing-cycles>8</meta:editing-cycles>
    <meta:document-statistic meta:table-count="2" meta:cell-count="257" meta:object-count="0"/>
  </office:meta>
</office:document-meta>
</file>